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4pt" officeooo:rsid="0004d7c3" officeooo:paragraph-rsid="0004d7c3" style:font-name-asian="DejaVu Sans Mono" style:font-size-asian="14pt" style:font-size-complex="14pt"/>
    </style:style>
    <style:style style:name="P2" style:family="paragraph" style:parent-style-name="Standard">
      <style:text-properties style:font-name="DejaVu Sans Mono" fo:font-size="14pt" officeooo:rsid="0004d7c3" officeooo:paragraph-rsid="00064396" style:font-name-asian="DejaVu Sans Mono" style:font-size-asian="14pt" style:font-size-complex="14pt"/>
    </style:style>
    <style:style style:name="P3" style:family="paragraph" style:parent-style-name="Standard">
      <style:text-properties style:font-name="DejaVu Sans Mono" fo:font-size="14pt" officeooo:rsid="0004d7c3" officeooo:paragraph-rsid="00064396" fo:background-color="#009900" style:font-name-asian="DejaVu Sans Mono" style:font-size-asian="14pt" style:font-size-complex="14pt"/>
    </style:style>
    <style:style style:name="P4" style:family="paragraph" style:parent-style-name="Standard">
      <style:text-properties style:font-name="DejaVu Sans Mono" fo:font-size="14pt" officeooo:rsid="0004d7c3" officeooo:paragraph-rsid="000ad2bc" style:font-name-asian="DejaVu Sans Mono" style:font-size-asian="14pt" style:font-size-complex="14pt"/>
    </style:style>
    <style:style style:name="T1" style:family="text">
      <style:text-properties fo:background-color="#ffff00" loext:char-shading-value="0"/>
    </style:style>
    <style:style style:name="T2" style:family="text">
      <style:text-properties fo:color="#ff0000"/>
    </style:style>
    <style:style style:name="T3" style:family="text">
      <style:text-properties fo:color="#ff0000" fo:background-color="#ffff00" loext:char-shading-value="0"/>
    </style:style>
    <style:style style:name="T4" style:family="text">
      <style:text-properties fo:color="#ff33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ux 文件系统的目录结构</text:p>
      <text:p text:style-name="P1"/>
      <text:p text:style-name="P1">Linux下的文件系统为树形结构，入口为/ 树形结构下的文件目录： 无论哪个版本的Linux系统，都有这些目录，这些目录应该是标准的。各个Linux发行版本会存在一些小小的差异，但总体来说，还是大体差不多。</text:p>
      <text:p text:style-name="P1"/>
      <text:p text:style-name="P1"><text:span text:style-name="T2">1. /</text:span> 文件系统的入口，<text:span text:style-name="T1">最高一级目录</text:span>；</text:p>
      <text:p text:style-name="P1"/>
      <text:p text:style-name="P1"><text:span text:style-name="T2">2. /bin</text:span> <text:span text:style-name="T1">基础系统所需要的命令位于此目录</text:span>，是最小系统所需要的命令，如：ls, cp, mkdir等。</text:p>
      <text:p text:style-name="P1">这个目录中的文件都是可执行的，一般的用户都可以使用。</text:p>
      <text:p text:style-name="P1"/>
      <text:p text:style-name="P1"><text:span text:style-name="T2">3. /boot</text:span> 包含<text:span text:style-name="T1">Linux内核及系统引导程序所需要的文件</text:span>，比如 vmlinuz initrd.img 文件都位于这个目录中。在一般情况下，<text:span text:style-name="T1">GRUB或LILO系统引导管理器</text:span>也位于这个目录；</text:p>
      <text:p text:style-name="P1"/>
      <text:p text:style-name="P1"><text:span text:style-name="T2">4. /dev</text:span> <text:span text:style-name="T1">设备文件存储目录</text:span>，比如声卡、磁盘... ... 这是一个非常有趣的目录，是Linux文件系统的一个闪亮的特性 - <text:span text:style-name="T1">所有对象都是文件或目录</text:span>。仔细观察这个目录你会发现hda1, hda2等, 它们代表系统主硬盘的不同分区。</text:p>
      <text:p text:style-name="P1">/dev/cdrom和/dev/fd0代表你的CDROM驱动器和floppy驱动器。看上去可能有些奇怪，但比较文件和硬件的特性这却是十分合理的。它们都可以读出和写入。例如/dev/dsp，这个文件代表你的扬声器。那么写入这个文件的数据都回传送到喇叭。试一试 'cat /etc/lilo.conf &gt; /dev/dsp' 你会听到一些声音。这是你的 lilo.conf 文件的声音！同样，向 /dev/ttyS0 ( COM 1 ) 读出或写入数据你可以和接到上面的设备进行通讯。</text:p>
      <text:p text:style-name="P1"/>
      <text:p text:style-name="P1"><text:span text:style-name="T2">5. /etc</text:span> <text:span text:style-name="T1">存放系统程序或者一般工具的配置文件</text:span>。</text:p>
      <text:p text:style-name="P1">如安装了apache2之后，配置文件在/etc/apache2/目录下。</text:p>
      <text:p text:style-name="P1">/etc/init.d 这个目录是用来存放系统或服务器以System V模式启动的脚本，这在以System V模式启动或初始化的系统中常见。</text:p>
      <text:p text:style-name="P2">如</text:p>
      <text:p text:style-name="P3">apache2的/etc/init.d apache2 start|stop|restart</text:p>
      <text:p text:style-name="P3">MySQL的/etc/init.d mysql start|stop|restart</text:p>
      <text:p text:style-name="P2"/>
      <text:p text:style-name="P2"><text:span text:style-name="T2">6. /home</text:span> <text:span text:style-name="T1">普通用户默认存放目录</text:span> Linux 是多用户环境，所以每一个用户都有一个只有自己可以访问的目录（当然管理员也可以访问）。它们以 /home/username 的方式存在。这个目录也保存一些应用对于这个用户的配置，比如 IRC, X 等。</text:p>
      <text:p text:style-name="P1"/>
      <text:p text:style-name="P1"><text:span text:style-name="T2">7. /lib</text:span> <text:span text:style-name="T1">库文件存放目录这里包含了系统程序所需要的所有共享库文件</text:span>，类似于 Windows 的共享库 DLL 文件。</text:p>
      <text:p text:style-name="P1"/>
      <text:p text:style-name="P1"><text:soft-page-break/><text:span text:style-name="T2">8. /lost+found</text:span> 在ext2或ext3文件系统中，<text:span text:style-name="T3">当系统意外崩溃或机器意外关机，而产生一些文件碎片放在这里</text:span>。当系统启动的过程中fsck工具会检查这里，并修复已经损坏的文件系统。 有时系统发生问题，有很多的文件被移到这个目录中，可能会用手工的方式来修复，或移到文件到原来的位置上。</text:p>
      <text:p text:style-name="P1">Linux 应该正确的关机。但有时你的系统也可能崩溃掉或突然断电使系统意外关机。那么启动的时候 fsck 将会进行长时间的文件系统检查。Fsck 会检测并试图恢复所发现的不正确的文件。被恢复的文件会放置在这个目录中。所恢复的文件也许并不完整或并不合理，但毕竟提供了一些恢复数据的机会。</text:p>
      <text:p text:style-name="P1"/>
      <text:p text:style-name="P4"><text:span text:style-name="T2">9. /media</text:span> 即插即用型<text:span text:style-name="T1">存储设备的挂载点</text:span>自动在这个目录下创建，比如USB盘系统自动挂载后，会在这个目录下产生一个目录 ；CDROM/DVD自动挂载后，也会在这个目录中创建一个目录，类似cdrom 的目录。这个只有在最新的发行套件上才有.</text:p>
      <text:p text:style-name="P4"/>
      <text:p text:style-name="P4"><text:span text:style-name="T2">10. /mnt</text:span> 这个目录一般是用于存放挂载储存设备的挂载目录的，比如有cdrom 等目录。有时我们可以把让系统开机自动挂载文件系统，把挂载点放在这里也是可以的。比如光驱可以挂载到/mnt/cdrom 。</text:p>
      <text:p text:style-name="P1"/>
      <text:p text:style-name="P1">这是一个普通的加载目录，在这里你可以加载你的文件系统或设备。</text:p>
      <text:p text:style-name="P1">加载是使一个文件系统对于系统可用的过程。</text:p>
      <text:p text:style-name="P1">在加载后你的文件可以在加载目录下访问。</text:p>
      <text:p text:style-name="P1">这个目录通常包含加载目录或用于加载软驱和光驱的子目录。</text:p>
      <text:p text:style-name="P1">如果需要，你也可以在这里建立其它的加载目录。</text:p>
      <text:p text:style-name="P1">对于加载目录的位置并没有强制性的要求，你可以在系统的任意位置建立加载目录。</text:p>
      <text:p text:style-name="P1">建立 /mnt 只是为了使系统更工整的惯例。 </text:p>
      <text:p text:style-name="P1"/>
      <text:p text:style-name="P1"><text:span text:style-name="T2">11. /opt</text:span> 表示的是可选择的意思，<text:span text:style-name="T1">有些软件包也会被安装在这里，也就是自定义软件包</text:span>，比如在Fedora Core 5.0中，OpenOffice就是安装在这里。<text:span text:style-name="T1">有些我们自己编译的软件包，就可以安装在这个目录中</text:span>；通过源码包安装的软件，可以通过 ./configure --prefix=/opt/，将软件安装到opt目录。</text:p>
      <text:p text:style-name="P1"/>
      <text:p text:style-name="P1">这个目录包含所有默认系统安装之外的软件和添加的包。</text:p>
      <text:p text:style-name="P1"/>
      <text:p text:style-name="P1"><text:span text:style-name="T2">12. /proc</text:span> 操作系统运行时，进程（正在运行中的程序）信息及内核信息（比如cpu、硬盘分区、内存信息等）存放在这里。/proc目录是伪装的文件系统proc的挂载目录，proc并不是真正的文件系统。</text:p>
      <text:p text:style-name="P1">这是系统中极为特殊的一个目录，实际上任何分区上都不存在这个目录。它实际是个实时的、驻留在内存中的文件系统。</text:p>
      <text:p text:style-name="P1"/>
      <text:p text:style-name="P1"/>
      <text:p text:style-name="P1"><text:span text:style-name="T2">13. /root</text:span> Linux超级权限用户root的家目录；</text:p>
      <text:p text:style-name="P1"/>
      <text:p text:style-name="P1"><text:span text:style-name="T2">14. /sbin</text:span> 大多是涉及<text:span text:style-name="T1">系统管理的命令的存放，是超级权限用户root的可</text:span><text:soft-page-break/><text:span text:style-name="T1">执行命令存放地</text:span>，普通用户无权限执行这个目录下的命令；</text:p>
      <text:p text:style-name="P1">这个目录和</text:p>
      <text:p text:style-name="P1">/usr/sbin; /usr/X11R6/sbin或/usr/local/sbin 目录是相似的； 我们记住就行了，凡是目录sbin中包含的都是root权限才能执行的。</text:p>
      <text:p text:style-name="P1"/>
      <text:p text:style-name="P1"><text:span text:style-name="T2">15. /tmp</text:span> 临时文件目录，有时用户运行程序的时候，会产生临时文件。 /tmp就用来存放临时文件的。/var/tmp目录和这个目录相似。</text:p>
      <text:p text:style-name="P1">许多程序在这里建立lock文件和存储临时数据。有些系统会在启动或关机时清空此目录。</text:p>
      <text:p text:style-name="P1"/>
      <text:p text:style-name="P1"><text:span text:style-name="T2">16. /usr</text:span> 这个是<text:span text:style-name="T1">系统存放程序的目录</text:span>，比如命令、帮助文件等。</text:p>
      <text:p text:style-name="P1">这个目录下有很多的文件和目录。</text:p>
      <text:p text:style-name="P1">当我们安装<text:span text:style-name="T1">一个Linux发行版官方提供的软件包时，大多安装在这里</text:span>。</text:p>
      <text:p text:style-name="P1">如果有涉及服务器配置文件的，会把配置文件安装在/etc目录中。</text:p>
      <text:p text:style-name="P1"/>
      <text:p text:style-name="P1">/usr目录下包括：</text:p>
      <text:p text:style-name="P1">涉及字体目录/usr/share/fonts ，</text:p>
      <text:p text:style-name="P1">帮助目录 /usr/share/man或/usr/share/doc，</text:p>
      <text:p text:style-name="P1">普通用户可执行文件目录/usr/bin 或/usr/local/bin 或/usr/X11R6/bin ，</text:p>
      <text:p text:style-name="P1">超级权限用户root的可执行命令存放目录，比如 /usr/sbin 或/usr/X11R6/sbin 或/usr/local/sbin 等；</text:p>
      <text:p text:style-name="P1">还有程序的头文件存放目录/usr/include。</text:p>
      <text:p text:style-name="P1"/>
      <text:p text:style-name="P1">/usr/bin 这个目录是可执行程序的目录，普通用户就有权限执行； 当我们从系统自带的软件包安装一个程序时，他的可执行文件大多会放在这个目录。</text:p>
      <text:p text:style-name="P1">/usr/sbin 这个目录也是可执行程序的目录，但大多存放涉及系统管理的命令。只有root权限才能执行；相似目录是/sbin 或/usr/local/sbin或/usr/X11R6/sbin等； </text:p>
      <text:p text:style-name="P1">/usr/local 这个目录一般是用来存放用户自编译安装软件的存放目录；一般是通过源码包安装的软件，如果没有特别指定安装目录的话，一般是安装在这个目录中。这个目录下面有子目录。</text:p>
      <text:p text:style-name="P1">/usr/lib 和/lib 目录相似，是库文件的存储目录；</text:p>
      <text:p text:style-name="P1">/usr/share 系统共用的东西存放地，比如 /usr/share/fonts 是字体目录，是用户都共用的吧。</text:p>
      <text:p text:style-name="P1">/usr/share/doc和/usr/share/man帮助文件，也是共用的吧； </text:p>
      <text:p text:style-name="P1">/usr/src 是内核源码存放的目录，比如下面有内核源码目录，比如 linux 、linux-2.xxx.xx 目录等。有的系统也会把源码软件包安装在这里。比如Fedora/Redhat，当我们安装file.src.rpm的时候，这些软件包会安装在 /usr/src/redhat相应的目录中。请参考： 《file.src.rpm 使用方法的简单介绍》 。另外Fedhat 4.0 5.0，他的内核源码包的目录位于/usr/src/kernels目录下的某个目录中（只有安装后才会生成相应目录）；</text:p>
      <text:p text:style-name="P1"/>
      <text:p text:style-name="P1"><text:soft-page-break/><text:span text:style-name="T2">17. /var</text:span> <text:span text:style-name="T1">这个目录的内容是经常变动的</text:span>，看名字就知道，我们可以理解为vary的缩写，/var下有/var/log 这是用来存放系统日志的目录。</text:p>
      <text:p text:style-name="P1">/var/www目录是定义Apache服务器站点存放目录；/var/lib 用来存放一些库文件，比如MySQL的，以及MySQL数据库的的存放地；</text:p>
      <text:p text:style-name="P1">/var/log 系统日志存放，分析日志要看这个目录的东西；</text:p>
      <text:p text:style-name="P1">/var/spool 打印机、邮件、代理服务器等假脱机目录；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AR PL UMing 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AR PL UMing C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AR PL UMing CN" style:font-family-complex="'AR PL UMing CN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1T16:16:55.087033458</meta:creation-date>
    <dc:date>2014-06-21T17:51:08.893656154</dc:date>
    <meta:editing-duration>P0D</meta:editing-duration>
    <meta:editing-cycles>5</meta:editing-cycles>
    <meta:generator>LibreOffice/4.2.3.3$Linux_X86_64 LibreOffice_project/420m0$Build-3</meta:generator>
    <meta:document-statistic meta:table-count="0" meta:image-count="0" meta:object-count="0" meta:page-count="4" meta:paragraph-count="58" meta:word-count="2501" meta:character-count="3576" meta:non-whitespace-character-count="3442"/>
  </office:meta>
</office:document-meta>
</file>